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0">
            <text:p>GX-15830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3870.0">
            <text:p>3870.0</text:p>
          </table:table-cell>
          <table:table-cell office:value-type="float" office:value="200.0">
            <text:p>20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75">
            <text:p>-8.375</text:p>
          </table:table-cell>
          <table:table-cell office:value-type="float" office:value="0.5864">
            <text:p>0.5864</text:p>
          </table:table-cell>
          <table:table-cell office:value-type="float" office:value="0.5864">
            <text:p>0.5864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29">
            <text:p>GX-15829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3630.0">
            <text:p>363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675">
            <text:p>-7.675</text:p>
          </table:table-cell>
          <table:table-cell office:value-type="float" office:value="0.5855">
            <text:p>0.5855</text:p>
          </table:table-cell>
          <table:table-cell office:value-type="float" office:value="0.5855">
            <text:p>0.5855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4353">
            <text:p>I-4353</text:p>
          </table:table-cell>
          <table:table-cell office:value-type="float" office:value="38.802">
            <text:p>38.802</text:p>
          </table:table-cell>
          <table:table-cell office:value-type="float" office:value="-75.204">
            <text:p>-75.204</text:p>
          </table:table-cell>
          <table:table-cell office:value-type="float" office:value="1990.0">
            <text:p>19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05">
            <text:p>-3.905</text:p>
          </table:table-cell>
          <table:table-cell office:value-type="float" office:value="0.8056">
            <text:p>0.8056</text:p>
          </table:table-cell>
          <table:table-cell office:value-type="float" office:value="0.8056">
            <text:p>0.805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3">
            <text:p>GX-16223</text:p>
          </table:table-cell>
          <table:table-cell office:value-type="float" office:value="38.755">
            <text:p>38.755</text:p>
          </table:table-cell>
          <table:table-cell office:value-type="float" office:value="-75.11611">
            <text:p>-75.11611</text:p>
          </table:table-cell>
          <table:table-cell office:value-type="float" office:value="3460.0">
            <text:p>3460.0</text:p>
          </table:table-cell>
          <table:table-cell office:value-type="float" office:value="205.0">
            <text:p>20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925">
            <text:p>-4.925</text:p>
          </table:table-cell>
          <table:table-cell office:value-type="float" office:value="0.5829">
            <text:p>0.5829</text:p>
          </table:table-cell>
          <table:table-cell office:value-type="float" office:value="0.5829">
            <text:p>0.5829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7">
            <text:p>GX-15837</text:p>
          </table:table-cell>
          <table:table-cell office:value-type="float" office:value="38.754">
            <text:p>38.754</text:p>
          </table:table-cell>
          <table:table-cell office:value-type="float" office:value="-75.116">
            <text:p>-75.116</text:p>
          </table:table-cell>
          <table:table-cell office:value-type="float" office:value="4210.0">
            <text:p>4210.0</text:p>
          </table:table-cell>
          <table:table-cell office:value-type="float" office:value="85.0">
            <text:p>85.0</text:p>
          </table:table-cell>
          <table:table-cell office:value-type="string" office:value="Jg">
            <text:p>J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075">
            <text:p>-9.075</text:p>
          </table:table-cell>
          <table:table-cell office:value-type="float" office:value="0.5874">
            <text:p>0.5874</text:p>
          </table:table-cell>
          <table:table-cell office:value-type="float" office:value="0.5874">
            <text:p>0.5874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6">
            <text:p>GX-15836</text:p>
          </table:table-cell>
          <table:table-cell office:value-type="float" office:value="38.754">
            <text:p>38.754</text:p>
          </table:table-cell>
          <table:table-cell office:value-type="float" office:value="-75.11556">
            <text:p>-75.11556</text:p>
          </table:table-cell>
          <table:table-cell office:value-type="float" office:value="3805.0">
            <text:p>3805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075000000000001">
            <text:p>-8.075000000000001</text:p>
          </table:table-cell>
          <table:table-cell office:value-type="float" office:value="0.5861">
            <text:p>0.5861</text:p>
          </table:table-cell>
          <table:table-cell office:value-type="float" office:value="0.5861">
            <text:p>0.5861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5206">
            <text:p>I-5206</text:p>
          </table:table-cell>
          <table:table-cell office:value-type="float" office:value="38.789">
            <text:p>38.789</text:p>
          </table:table-cell>
          <table:table-cell office:value-type="float" office:value="-75.159">
            <text:p>-75.159</text:p>
          </table:table-cell>
          <table:table-cell office:value-type="float" office:value="330.0">
            <text:p>330.0</text:p>
          </table:table-cell>
          <table:table-cell office:value-type="float" office:value="90.0">
            <text:p>9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77">
            <text:p>-0.177</text:p>
          </table:table-cell>
          <table:table-cell office:value-type="float" office:value="0.593">
            <text:p>0.593</text:p>
          </table:table-cell>
          <table:table-cell office:value-type="float" office:value="0.593">
            <text:p>0.59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4">
            <text:p>R-4114</text:p>
          </table:table-cell>
          <table:table-cell office:value-type="float" office:value="38.645">
            <text:p>38.645</text:p>
          </table:table-cell>
          <table:table-cell office:value-type="float" office:value="-75.072">
            <text:p>-75.072</text:p>
          </table:table-cell>
          <table:table-cell office:value-type="float" office:value="3780.0">
            <text:p>378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395">
            <text:p>-6.395</text:p>
          </table:table-cell>
          <table:table-cell office:value-type="float" office:value="0.6619">
            <text:p>0.6619</text:p>
          </table:table-cell>
          <table:table-cell office:value-type="float" office:value="0.6619">
            <text:p>0.661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5">
            <text:p>GX-15835</text:p>
          </table:table-cell>
          <table:table-cell office:value-type="float" office:value="38.754">
            <text:p>38.754</text:p>
          </table:table-cell>
          <table:table-cell office:value-type="float" office:value="-75.11556">
            <text:p>-75.11556</text:p>
          </table:table-cell>
          <table:table-cell office:value-type="float" office:value="2095.0">
            <text:p>2095.0</text:p>
          </table:table-cell>
          <table:table-cell office:value-type="float" office:value="205.0">
            <text:p>20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75">
            <text:p>-3.9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1">
            <text:p>GX-15831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3860.0">
            <text:p>3860.0</text:p>
          </table:table-cell>
          <table:table-cell office:value-type="float" office:value="175.0">
            <text:p>17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975">
            <text:p>-8.975</text:p>
          </table:table-cell>
          <table:table-cell office:value-type="float" office:value="0.5873">
            <text:p>0.5873</text:p>
          </table:table-cell>
          <table:table-cell office:value-type="float" office:value="0.5873">
            <text:p>0.5873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1">
            <text:p>GX-16221</text:p>
          </table:table-cell>
          <table:table-cell office:value-type="float" office:value="38.754">
            <text:p>38.754</text:p>
          </table:table-cell>
          <table:table-cell office:value-type="float" office:value="-75.12027999999998">
            <text:p>-75.12027999999998</text:p>
          </table:table-cell>
          <table:table-cell office:value-type="float" office:value="1885.0">
            <text:p>1885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45">
            <text:p>-4.04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4799">
            <text:p>I-4799</text:p>
          </table:table-cell>
          <table:table-cell office:value-type="float" office:value="38.781">
            <text:p>38.781</text:p>
          </table:table-cell>
          <table:table-cell office:value-type="float" office:value="-75.174">
            <text:p>-75.174</text:p>
          </table:table-cell>
          <table:table-cell office:value-type="float" office:value="2580.0">
            <text:p>2580.0</text:p>
          </table:table-cell>
          <table:table-cell office:value-type="float" office:value="95.0">
            <text:p>9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076">
            <text:p>-4.076</text:p>
          </table:table-cell>
          <table:table-cell office:value-type="float" office:value="0.594">
            <text:p>0.594</text:p>
          </table:table-cell>
          <table:table-cell office:value-type="float" office:value="0.594">
            <text:p>0.59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4_b">
            <text:p>R-4114_b</text:p>
          </table:table-cell>
          <table:table-cell office:value-type="float" office:value="38.645">
            <text:p>38.645</text:p>
          </table:table-cell>
          <table:table-cell office:value-type="float" office:value="-75.072">
            <text:p>-75.072</text:p>
          </table:table-cell>
          <table:table-cell office:value-type="float" office:value="3890.0">
            <text:p>389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905">
            <text:p>-5.905</text:p>
          </table:table-cell>
          <table:table-cell office:value-type="float" office:value="0.7568">
            <text:p>0.7568</text:p>
          </table:table-cell>
          <table:table-cell office:value-type="float" office:value="0.7568">
            <text:p>0.7568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4_a">
            <text:p>R-4114_a</text:p>
          </table:table-cell>
          <table:table-cell office:value-type="float" office:value="38.645">
            <text:p>38.645</text:p>
          </table:table-cell>
          <table:table-cell office:value-type="float" office:value="-75.072">
            <text:p>-75.072</text:p>
          </table:table-cell>
          <table:table-cell office:value-type="float" office:value="3520.0">
            <text:p>352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775">
            <text:p>-5.775</text:p>
          </table:table-cell>
          <table:table-cell office:value-type="float" office:value="0.7095">
            <text:p>0.7095</text:p>
          </table:table-cell>
          <table:table-cell office:value-type="float" office:value="0.7095">
            <text:p>0.709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3">
            <text:p>R-4113</text:p>
          </table:table-cell>
          <table:table-cell office:value-type="float" office:value="38.637">
            <text:p>38.637</text:p>
          </table:table-cell>
          <table:table-cell office:value-type="float" office:value="-75.069">
            <text:p>-75.069</text:p>
          </table:table-cell>
          <table:table-cell office:value-type="float" office:value="3130.0">
            <text:p>313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75">
            <text:p>-4.575</text:p>
          </table:table-cell>
          <table:table-cell office:value-type="float" office:value="0.7182">
            <text:p>0.7182</text:p>
          </table:table-cell>
          <table:table-cell office:value-type="float" office:value="0.7182">
            <text:p>0.7182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3">
            <text:p>GX-15833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4420.0">
            <text:p>4420.0</text:p>
          </table:table-cell>
          <table:table-cell office:value-type="float" office:value="170.0">
            <text:p>170.0</text:p>
          </table:table-cell>
          <table:table-cell office:value-type="string" office:value="Sp_Ds">
            <text:p>Sp_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775">
            <text:p>-9.775</text:p>
          </table:table-cell>
          <table:table-cell office:value-type="float" office:value="0.5885">
            <text:p>0.5885</text:p>
          </table:table-cell>
          <table:table-cell office:value-type="float" office:value="0.5885">
            <text:p>0.5885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5204">
            <text:p>I-5204</text:p>
          </table:table-cell>
          <table:table-cell office:value-type="float" office:value="38.649">
            <text:p>38.649</text:p>
          </table:table-cell>
          <table:table-cell office:value-type="float" office:value="-75.021">
            <text:p>-75.021</text:p>
          </table:table-cell>
          <table:table-cell office:value-type="float" office:value="7500.0">
            <text:p>7500.0</text:p>
          </table:table-cell>
          <table:table-cell office:value-type="float" office:value="135.0">
            <text:p>1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0.1855">
            <text:p>-20.1855</text:p>
          </table:table-cell>
          <table:table-cell office:value-type="float" office:value="0.7195">
            <text:p>0.7195</text:p>
          </table:table-cell>
          <table:table-cell office:value-type="float" office:value="0.7195">
            <text:p>0.719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4_d">
            <text:p>R-4104_d</text:p>
          </table:table-cell>
          <table:table-cell office:value-type="float" office:value="38.756">
            <text:p>38.756</text:p>
          </table:table-cell>
          <table:table-cell office:value-type="float" office:value="-75.082">
            <text:p>-75.082</text:p>
          </table:table-cell>
          <table:table-cell office:value-type="float" office:value="3010.0">
            <text:p>3010.0</text:p>
          </table:table-cell>
          <table:table-cell office:value-type="float" office:value="180.0">
            <text:p>180.0</text:p>
          </table:table-cell>
          <table:table-cell office:value-type="string" office:value="Unidentified Shells">
            <text:p>Unidentified Shells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8.4314">
            <text:p>-8.4314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2">
            <text:p>GX-16222</text:p>
          </table:table-cell>
          <table:table-cell office:value-type="float" office:value="38.754">
            <text:p>38.754</text:p>
          </table:table-cell>
          <table:table-cell office:value-type="float" office:value="-75.12027999999998">
            <text:p>-75.12027999999998</text:p>
          </table:table-cell>
          <table:table-cell office:value-type="float" office:value="3250.0">
            <text:p>3250.0</text:p>
          </table:table-cell>
          <table:table-cell office:value-type="float" office:value="175.0">
            <text:p>17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955">
            <text:p>-5.95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9">
            <text:p>GX-16219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620.0">
            <text:p>3620.0</text:p>
          </table:table-cell>
          <table:table-cell office:value-type="float" office:value="215.0">
            <text:p>2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75">
            <text:p>-7.3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4_a">
            <text:p>R-4104_a</text:p>
          </table:table-cell>
          <table:table-cell office:value-type="float" office:value="38.756">
            <text:p>38.756</text:p>
          </table:table-cell>
          <table:table-cell office:value-type="float" office:value="-75.082">
            <text:p>-75.082</text:p>
          </table:table-cell>
          <table:table-cell office:value-type="float" office:value="1950.0">
            <text:p>1950.0</text:p>
          </table:table-cell>
          <table:table-cell office:value-type="float" office:value="200.0">
            <text:p>20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7.3176">
            <text:p>-7.3176</text:p>
          </table:table-cell>
          <table:table-cell office:value-type="float" office:value="0.5976">
            <text:p>0.5976</text:p>
          </table:table-cell>
          <table:table-cell office:value-type="float" office:value="0.5976">
            <text:p>0.597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3">
            <text:p>R-4103</text:p>
          </table:table-cell>
          <table:table-cell office:value-type="float" office:value="38.785">
            <text:p>38.785</text:p>
          </table:table-cell>
          <table:table-cell office:value-type="float" office:value="-75.094">
            <text:p>-75.094</text:p>
          </table:table-cell>
          <table:table-cell office:value-type="float" office:value="7050.0">
            <text:p>7050.0</text:p>
          </table:table-cell>
          <table:table-cell office:value-type="float" office:value="220.0">
            <text:p>2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9.455">
            <text:p>-19.455</text:p>
          </table:table-cell>
          <table:table-cell office:value-type="float" office:value="0.7728">
            <text:p>0.7728</text:p>
          </table:table-cell>
          <table:table-cell office:value-type="float" office:value="0.7728">
            <text:p>0.7728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5157">
            <text:p>Beta-5157</text:p>
          </table:table-cell>
          <table:table-cell office:value-type="float" office:value="38.663">
            <text:p>38.663</text:p>
          </table:table-cell>
          <table:table-cell office:value-type="float" office:value="-75.058">
            <text:p>-75.058</text:p>
          </table:table-cell>
          <table:table-cell office:value-type="float" office:value="3310.0">
            <text:p>3310.0</text:p>
          </table:table-cell>
          <table:table-cell office:value-type="float" office:value="90.0">
            <text:p>90.0</text:p>
          </table:table-cell>
          <table:table-cell office:value-type="string" office:value="Unidentified Shells">
            <text:p>Unidentified Shells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8.9131">
            <text:p>-8.9131</text:p>
          </table:table-cell>
          <table:table-cell office:value-type="float" office:value="0.5331">
            <text:p>0.5331</text:p>
          </table:table-cell>
          <table:table-cell office:value-type="float" office:value="0.5331">
            <text:p>0.533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8">
            <text:p>GX-16218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465.0">
            <text:p>3465.0</text:p>
          </table:table-cell>
          <table:table-cell office:value-type="float" office:value="185.0">
            <text:p>1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05">
            <text:p>-7.30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0">
            <text:p>GX-16220</text:p>
          </table:table-cell>
          <table:table-cell office:value-type="float" office:value="38.754">
            <text:p>38.754</text:p>
          </table:table-cell>
          <table:table-cell office:value-type="float" office:value="-75.12027999999998">
            <text:p>-75.12027999999998</text:p>
          </table:table-cell>
          <table:table-cell office:value-type="float" office:value="1910.0">
            <text:p>1910.0</text:p>
          </table:table-cell>
          <table:table-cell office:value-type="float" office:value="245.0">
            <text:p>245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95">
            <text:p>-2.395</text:p>
          </table:table-cell>
          <table:table-cell office:value-type="float" office:value="0.6518">
            <text:p>0.6518</text:p>
          </table:table-cell>
          <table:table-cell office:value-type="float" office:value="0.6518">
            <text:p>0.6518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7">
            <text:p>GX-16217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130.0">
            <text:p>313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005">
            <text:p>-7.00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6">
            <text:p>GX-16216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195.0">
            <text:p>3195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675">
            <text:p>-6.6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8">
            <text:p>GX-15838</text:p>
          </table:table-cell>
          <table:table-cell office:value-type="float" office:value="38.754">
            <text:p>38.754</text:p>
          </table:table-cell>
          <table:table-cell office:value-type="float" office:value="-75.116">
            <text:p>-75.116</text:p>
          </table:table-cell>
          <table:table-cell office:value-type="float" office:value="4350.0">
            <text:p>4350.0</text:p>
          </table:table-cell>
          <table:table-cell office:value-type="float" office:value="85.0">
            <text:p>85.0</text:p>
          </table:table-cell>
          <table:table-cell office:value-type="string" office:value="Sc_Sr">
            <text:p>Sc_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9811">
            <text:p>-7.9811</text:p>
          </table:table-cell>
          <table:table-cell office:value-type="float" office:value="0.5389">
            <text:p>0.5389</text:p>
          </table:table-cell>
          <table:table-cell office:value-type="float" office:value="0.5389">
            <text:p>0.5389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5">
            <text:p>GX-16215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2945.0">
            <text:p>2945.0</text:p>
          </table:table-cell>
          <table:table-cell office:value-type="float" office:value="190.0">
            <text:p>19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375">
            <text:p>-6.3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5154">
            <text:p>Beta-5154</text:p>
          </table:table-cell>
          <table:table-cell office:value-type="float" office:value="38.783">
            <text:p>38.783</text:p>
          </table:table-cell>
          <table:table-cell office:value-type="float" office:value="-75.078">
            <text:p>-75.078</text:p>
          </table:table-cell>
          <table:table-cell office:value-type="float" office:value="6360.0">
            <text:p>6360.0</text:p>
          </table:table-cell>
          <table:table-cell office:value-type="float" office:value="140.0">
            <text:p>1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6.515">
            <text:p>-16.515</text:p>
          </table:table-cell>
          <table:table-cell office:value-type="float" office:value="0.6441">
            <text:p>0.6441</text:p>
          </table:table-cell>
          <table:table-cell office:value-type="float" office:value="0.6441">
            <text:p>0.644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1_c">
            <text:p>R-4101_c</text:p>
          </table:table-cell>
          <table:table-cell office:value-type="float" office:value="38.669">
            <text:p>38.669</text:p>
          </table:table-cell>
          <table:table-cell office:value-type="float" office:value="-75.068">
            <text:p>-75.068</text:p>
          </table:table-cell>
          <table:table-cell office:value-type="float" office:value="6190.0">
            <text:p>6190.0</text:p>
          </table:table-cell>
          <table:table-cell office:value-type="float" office:value="190.0">
            <text:p>1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3.675">
            <text:p>-13.675</text:p>
          </table:table-cell>
          <table:table-cell office:value-type="float" office:value="0.6703">
            <text:p>0.6703</text:p>
          </table:table-cell>
          <table:table-cell office:value-type="float" office:value="0.6703">
            <text:p>0.670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1_a">
            <text:p>R-4101_a</text:p>
          </table:table-cell>
          <table:table-cell office:value-type="float" office:value="38.669">
            <text:p>38.669</text:p>
          </table:table-cell>
          <table:table-cell office:value-type="float" office:value="-75.068">
            <text:p>-75.068</text:p>
          </table:table-cell>
          <table:table-cell office:value-type="float" office:value="250.0">
            <text:p>25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95">
            <text:p>-0.995</text:p>
          </table:table-cell>
          <table:table-cell office:value-type="float" office:value="0.7181">
            <text:p>0.7181</text:p>
          </table:table-cell>
          <table:table-cell office:value-type="float" office:value="0.7181">
            <text:p>0.718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0">
            <text:p>R-4100</text:p>
          </table:table-cell>
          <table:table-cell office:value-type="float" office:value="38.669">
            <text:p>38.669</text:p>
          </table:table-cell>
          <table:table-cell office:value-type="float" office:value="-75.07">
            <text:p>-75.07</text:p>
          </table:table-cell>
          <table:table-cell office:value-type="float" office:value="2180.0">
            <text:p>2180.0</text:p>
          </table:table-cell>
          <table:table-cell office:value-type="float" office:value="150.0">
            <text:p>15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6.83">
            <text:p>-6.83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0_a">
            <text:p>R-4100_a</text:p>
          </table:table-cell>
          <table:table-cell office:value-type="float" office:value="38.669">
            <text:p>38.669</text:p>
          </table:table-cell>
          <table:table-cell office:value-type="float" office:value="-75.07">
            <text:p>-75.07</text:p>
          </table:table-cell>
          <table:table-cell office:value-type="float" office:value="350.0">
            <text:p>35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291">
            <text:p>0.6291</text:p>
          </table:table-cell>
          <table:table-cell office:value-type="float" office:value="0.6291">
            <text:p>0.629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8119">
            <text:p>I-8119</text:p>
          </table:table-cell>
          <table:table-cell office:value-type="float" office:value="38.76">
            <text:p>38.76</text:p>
          </table:table-cell>
          <table:table-cell office:value-type="float" office:value="-75.1">
            <text:p>-75.1</text:p>
          </table:table-cell>
          <table:table-cell office:value-type="float" office:value="920.0">
            <text:p>920.0</text:p>
          </table:table-cell>
          <table:table-cell office:value-type="float" office:value="90.0">
            <text:p>9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95">
            <text:p>-1.895</text:p>
          </table:table-cell>
          <table:table-cell office:value-type="float" office:value="0.8054">
            <text:p>0.8054</text:p>
          </table:table-cell>
          <table:table-cell office:value-type="float" office:value="0.8054">
            <text:p>0.805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8118">
            <text:p>I-8118</text:p>
          </table:table-cell>
          <table:table-cell office:value-type="float" office:value="38.67">
            <text:p>38.67</text:p>
          </table:table-cell>
          <table:table-cell office:value-type="float" office:value="-75.13">
            <text:p>-75.13</text:p>
          </table:table-cell>
          <table:table-cell office:value-type="float" office:value="690.0">
            <text:p>690.0</text:p>
          </table:table-cell>
          <table:table-cell office:value-type="float" office:value="85.0">
            <text:p>85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55">
            <text:p>-0.955</text:p>
          </table:table-cell>
          <table:table-cell office:value-type="float" office:value="0.6379">
            <text:p>0.6379</text:p>
          </table:table-cell>
          <table:table-cell office:value-type="float" office:value="0.6379">
            <text:p>0.637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4">
            <text:p>GX-16224</text:p>
          </table:table-cell>
          <table:table-cell office:value-type="float" office:value="38.755">
            <text:p>38.755</text:p>
          </table:table-cell>
          <table:table-cell office:value-type="float" office:value="-75.116">
            <text:p>-75.116</text:p>
          </table:table-cell>
          <table:table-cell office:value-type="float" office:value="4745.0">
            <text:p>4745.0</text:p>
          </table:table-cell>
          <table:table-cell office:value-type="float" office:value="245.0">
            <text:p>245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8796">
            <text:p>-8.8796</text:p>
          </table:table-cell>
          <table:table-cell office:value-type="float" office:value="0.5404">
            <text:p>0.5404</text:p>
          </table:table-cell>
          <table:table-cell office:value-type="float" office:value="0.5404">
            <text:p>0.5404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4">
            <text:p>GX-16214</text:p>
          </table:table-cell>
          <table:table-cell office:value-type="float" office:value="38.753">
            <text:p>38.753</text:p>
          </table:table-cell>
          <table:table-cell office:value-type="float" office:value="-75.11917">
            <text:p>-75.11917</text:p>
          </table:table-cell>
          <table:table-cell office:value-type="float" office:value="1775.0">
            <text:p>1775.0</text:p>
          </table:table-cell>
          <table:table-cell office:value-type="float" office:value="150.0">
            <text:p>1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325">
            <text:p>-4.32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4625">
            <text:p>I-4625</text:p>
          </table:table-cell>
          <table:table-cell office:value-type="float" office:value="38.778">
            <text:p>38.778</text:p>
          </table:table-cell>
          <table:table-cell office:value-type="float" office:value="-75.174">
            <text:p>-75.174</text:p>
          </table:table-cell>
          <table:table-cell office:value-type="float" office:value="2330.0">
            <text:p>23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065">
            <text:p>-5.065</text:p>
          </table:table-cell>
          <table:table-cell office:value-type="float" office:value="0.8061">
            <text:p>0.8061</text:p>
          </table:table-cell>
          <table:table-cell office:value-type="float" office:value="0.8061">
            <text:p>0.806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1">
            <text:p>R-4101</text:p>
          </table:table-cell>
          <table:table-cell office:value-type="float" office:value="38.669">
            <text:p>38.669</text:p>
          </table:table-cell>
          <table:table-cell office:value-type="float" office:value="-75.068">
            <text:p>-75.068</text:p>
          </table:table-cell>
          <table:table-cell office:value-type="float" office:value="2630.0">
            <text:p>2630.0</text:p>
          </table:table-cell>
          <table:table-cell office:value-type="float" office:value="190.0">
            <text:p>190.0</text:p>
          </table:table-cell>
          <table:table-cell office:value-type="string" office:value="Cyrtopleura_Tagelus">
            <text:p>Cyrtopleura_Tagelus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6.8564">
            <text:p>-6.8564</text:p>
          </table:table-cell>
          <table:table-cell office:value-type="float" office:value="0.5964">
            <text:p>0.5964</text:p>
          </table:table-cell>
          <table:table-cell office:value-type="float" office:value="0.5964">
            <text:p>0.596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0_b">
            <text:p>R-4100_b</text:p>
          </table:table-cell>
          <table:table-cell office:value-type="float" office:value="38.669">
            <text:p>38.669</text:p>
          </table:table-cell>
          <table:table-cell office:value-type="float" office:value="-75.07">
            <text:p>-75.07</text:p>
          </table:table-cell>
          <table:table-cell office:value-type="float" office:value="4860.0">
            <text:p>4860.0</text:p>
          </table:table-cell>
          <table:table-cell office:value-type="float" office:value="180.0">
            <text:p>1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225">
            <text:p>-9.225</text:p>
          </table:table-cell>
          <table:table-cell office:value-type="float" office:value="0.7262">
            <text:p>0.7262</text:p>
          </table:table-cell>
          <table:table-cell office:value-type="float" office:value="0.7262">
            <text:p>0.7262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57">
            <text:p>TEM-157</text:p>
          </table:table-cell>
          <table:table-cell office:value-type="float" office:value="38.761">
            <text:p>38.761</text:p>
          </table:table-cell>
          <table:table-cell office:value-type="float" office:value="-75.096">
            <text:p>-75.096</text:p>
          </table:table-cell>
          <table:table-cell office:value-type="float" office:value="940.0">
            <text:p>940.0</text:p>
          </table:table-cell>
          <table:table-cell office:value-type="float" office:value="120.0">
            <text:p>12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45">
            <text:p>-1.54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0">
            <text:p>TEM-160</text:p>
          </table:table-cell>
          <table:table-cell office:value-type="float" office:value="38.764">
            <text:p>38.764</text:p>
          </table:table-cell>
          <table:table-cell office:value-type="float" office:value="-75.097">
            <text:p>-75.097</text:p>
          </table:table-cell>
          <table:table-cell office:value-type="float" office:value="1150.0">
            <text:p>1150.0</text:p>
          </table:table-cell>
          <table:table-cell office:value-type="float" office:value="80.0">
            <text:p>8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35">
            <text:p>-1.93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1">
            <text:p>TEM-161</text:p>
          </table:table-cell>
          <table:table-cell office:value-type="float" office:value="38.764">
            <text:p>38.764</text:p>
          </table:table-cell>
          <table:table-cell office:value-type="float" office:value="-75.097">
            <text:p>-75.097</text:p>
          </table:table-cell>
          <table:table-cell office:value-type="float" office:value="1100.0">
            <text:p>1100.0</text:p>
          </table:table-cell>
          <table:table-cell office:value-type="float" office:value="90.0">
            <text:p>9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75">
            <text:p>-1.47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2">
            <text:p>TEM-162</text:p>
          </table:table-cell>
          <table:table-cell office:value-type="float" office:value="38.764">
            <text:p>38.764</text:p>
          </table:table-cell>
          <table:table-cell office:value-type="float" office:value="-75.098">
            <text:p>-75.098</text:p>
          </table:table-cell>
          <table:table-cell office:value-type="float" office:value="930.0">
            <text:p>930.0</text:p>
          </table:table-cell>
          <table:table-cell office:value-type="float" office:value="90.0">
            <text:p>9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45">
            <text:p>-1.14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3">
            <text:p>TEM-163</text:p>
          </table:table-cell>
          <table:table-cell office:value-type="float" office:value="38.764">
            <text:p>38.764</text:p>
          </table:table-cell>
          <table:table-cell office:value-type="float" office:value="-75.098">
            <text:p>-75.098</text:p>
          </table:table-cell>
          <table:table-cell office:value-type="float" office:value="750.0">
            <text:p>750.0</text:p>
          </table:table-cell>
          <table:table-cell office:value-type="float" office:value="70.0">
            <text:p>7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25">
            <text:p>-1.72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4">
            <text:p>TEM-164</text:p>
          </table:table-cell>
          <table:table-cell office:value-type="float" office:value="38.765">
            <text:p>38.765</text:p>
          </table:table-cell>
          <table:table-cell office:value-type="float" office:value="-75.099">
            <text:p>-75.099</text:p>
          </table:table-cell>
          <table:table-cell office:value-type="float" office:value="690.0">
            <text:p>690.0</text:p>
          </table:table-cell>
          <table:table-cell office:value-type="float" office:value="100.0">
            <text:p>10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25">
            <text:p>-1.32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5">
            <text:p>TEM-165</text:p>
          </table:table-cell>
          <table:table-cell office:value-type="float" office:value="38.768">
            <text:p>38.768</text:p>
          </table:table-cell>
          <table:table-cell office:value-type="float" office:value="-75.106">
            <text:p>-75.106</text:p>
          </table:table-cell>
          <table:table-cell office:value-type="float" office:value="760.0">
            <text:p>760.0</text:p>
          </table:table-cell>
          <table:table-cell office:value-type="float" office:value="70.0">
            <text:p>7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85">
            <text:p>-1.78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58">
            <text:p>TEM-158</text:p>
          </table:table-cell>
          <table:table-cell office:value-type="float" office:value="38.764">
            <text:p>38.764</text:p>
          </table:table-cell>
          <table:table-cell office:value-type="float" office:value="-75.097">
            <text:p>-75.097</text:p>
          </table:table-cell>
          <table:table-cell office:value-type="float" office:value="280.0">
            <text:p>280.0</text:p>
          </table:table-cell>
          <table:table-cell office:value-type="float" office:value="60.0">
            <text:p>6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35">
            <text:p>-0.93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7">
            <text:p>Beta-118807</text:p>
          </table:table-cell>
          <table:table-cell office:value-type="float" office:value="38.672">
            <text:p>38.672</text:p>
          </table:table-cell>
          <table:table-cell office:value-type="float" office:value="-75.134">
            <text:p>-75.134</text:p>
          </table:table-cell>
          <table:table-cell office:value-type="float" office:value="960.0">
            <text:p>96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15">
            <text:p>-1.515</text:p>
          </table:table-cell>
          <table:table-cell office:value-type="float" office:value="0.6528">
            <text:p>0.6528</text:p>
          </table:table-cell>
          <table:table-cell office:value-type="float" office:value="0.6528">
            <text:p>0.6528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8">
            <text:p>Beta-118808</text:p>
          </table:table-cell>
          <table:table-cell office:value-type="float" office:value="38.672">
            <text:p>38.672</text:p>
          </table:table-cell>
          <table:table-cell office:value-type="float" office:value="-75.134">
            <text:p>-75.134</text:p>
          </table:table-cell>
          <table:table-cell office:value-type="float" office:value="170.0">
            <text:p>17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95">
            <text:p>-0.795</text:p>
          </table:table-cell>
          <table:table-cell office:value-type="float" office:value="0.6528">
            <text:p>0.6528</text:p>
          </table:table-cell>
          <table:table-cell office:value-type="float" office:value="0.6528">
            <text:p>0.6528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1">
            <text:p>Beta-14681</text:p>
          </table:table-cell>
          <table:table-cell office:value-type="float" office:value="38.786">
            <text:p>38.786</text:p>
          </table:table-cell>
          <table:table-cell office:value-type="float" office:value="-75.172">
            <text:p>-75.172</text:p>
          </table:table-cell>
          <table:table-cell office:value-type="float" office:value="80.0">
            <text:p>80.0</text:p>
          </table:table-cell>
          <table:table-cell office:value-type="float" office:value="60.0">
            <text:p>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95">
            <text:p>-0.79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2">
            <text:p>Beta-14682</text:p>
          </table:table-cell>
          <table:table-cell office:value-type="float" office:value="38.786">
            <text:p>38.786</text:p>
          </table:table-cell>
          <table:table-cell office:value-type="float" office:value="-75.172">
            <text:p>-75.172</text:p>
          </table:table-cell>
          <table:table-cell office:value-type="float" office:value="950.0">
            <text:p>95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45">
            <text:p>-1.04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3">
            <text:p>Beta-14683</text:p>
          </table:table-cell>
          <table:table-cell office:value-type="float" office:value="38.786">
            <text:p>38.786</text:p>
          </table:table-cell>
          <table:table-cell office:value-type="float" office:value="-75.171">
            <text:p>-75.171</text:p>
          </table:table-cell>
          <table:table-cell office:value-type="float" office:value="670.0">
            <text:p>67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95">
            <text:p>-1.19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4">
            <text:p>Beta-14684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930.0">
            <text:p>93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75">
            <text:p>-1.37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5">
            <text:p>Beta-14685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1150.0">
            <text:p>115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85">
            <text:p>-1.28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6">
            <text:p>TEM-166</text:p>
          </table:table-cell>
          <table:table-cell office:value-type="float" office:value="38.768">
            <text:p>38.768</text:p>
          </table:table-cell>
          <table:table-cell office:value-type="float" office:value="-75.106">
            <text:p>-75.106</text:p>
          </table:table-cell>
          <table:table-cell office:value-type="float" office:value="980.0">
            <text:p>980.0</text:p>
          </table:table-cell>
          <table:table-cell office:value-type="float" office:value="120.0">
            <text:p>12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65">
            <text:p>-1.26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6">
            <text:p>Beta-14686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1370.0">
            <text:p>1370.0</text:p>
          </table:table-cell>
          <table:table-cell office:value-type="float" office:value="60.0">
            <text:p>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65">
            <text:p>-1.46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7">
            <text:p>Beta-14687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1650.0">
            <text:p>165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45">
            <text:p>-1.74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5158">
            <text:p>BETA-5158</text:p>
          </table:table-cell>
          <table:table-cell office:value-type="float" office:value="38.663">
            <text:p>38.663</text:p>
          </table:table-cell>
          <table:table-cell office:value-type="float" office:value="-75.05">
            <text:p>-75.05</text:p>
          </table:table-cell>
          <table:table-cell office:value-type="float" office:value="6220.0">
            <text:p>62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8572">
            <text:p>-10.8572</text:p>
          </table:table-cell>
          <table:table-cell office:value-type="float" office:value="0.5128">
            <text:p>0.5128</text:p>
          </table:table-cell>
          <table:table-cell office:value-type="float" office:value="0.5128">
            <text:p>0.5128</text:p>
          </table:table-cell>
          <table:table-cell office:value-type="string" office:value="RamseBaxter1996,EngelhartHorton2012">
            <text:p>RamseBaxter1996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